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0.96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99.1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ackground-color="#00a65d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>
        <table:null-date table:date-value="1904-01-01"/>
      </table:calculation-settings>
      <table:table table:name="Sheet1" table:style-name="ta1"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Umumnya Untuk mencari Rata-rata kita menggunakan rumus AVERAGE</text:p>
          </table:table-cell>
          <table:table-cell table:style-name="ce2" table:number-columns-repeated="1022"/>
        </table:table-row>
        <table:table-row table:style-name="ro1"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Nama</text:p>
          </table:table-cell>
          <table:table-cell table:style-name="ce3" office:value-type="string" calcext:value-type="string">
            <text:p>Nilai 1</text:p>
          </table:table-cell>
          <table:table-cell table:style-name="ce3" office:value-type="string" calcext:value-type="string">
            <text:p>Nilai 2</text:p>
          </table:table-cell>
          <table:table-cell table:style-name="ce3" office:value-type="string" calcext:value-type="string">
            <text:p>Nilai 3</text:p>
          </table:table-cell>
          <table:table-cell table:style-name="ce3" office:value-type="string" calcext:value-type="string">
            <text:p>Nilai 4</text:p>
          </table:table-cell>
          <table:table-cell table:style-name="ce3" office:value-type="string" calcext:value-type="string">
            <text:p>Rata-rata</text:p>
          </table:table-cell>
          <table:table-cell table:style-name="ce3" office:value-type="string" calcext:value-type="string">
            <text:p>Rumus UMUM yang digunakan</text:p>
          </table:table-cell>
          <table:table-cell table:style-name="ce3" office:value-type="string" calcext:value-type="string">
            <text:p>Keterangan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Siswa 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AVERAGE([.B4:.E4])" office:value-type="float" office:value="80" calcext:value-type="float">
            <text:p>80</text:p>
          </table:table-cell>
          <table:table-cell table:formula="of:=FORMULA([.F4])" office:value-type="string" office:string-value="=AVERAGE(B4:E4)" calcext:value-type="string">
            <text:p>=AVERAGE(B4:E4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swa 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B5:.E5])" office:value-type="float" office:value="81.6666666666667" calcext:value-type="float">
            <text:p>81,6666666666667</text:p>
          </table:table-cell>
          <table:table-cell table:formula="of:=FORMULA([.F5])" office:value-type="string" office:string-value="=AVERAGE(B5:E5)" calcext:value-type="string">
            <text:p>=AVERAGE(B5:E5)</text:p>
          </table:table-cell>
          <table:table-cell office:value-type="string" calcext:value-type="string">
            <text:p>Rumus Average mengabaikan Sel Koso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swa 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VERAGE([.B6:.E6])" office:value-type="float" office:value="61.25" calcext:value-type="float">
            <text:p>61,25</text:p>
          </table:table-cell>
          <table:table-cell table:formula="of:=FORMULA([.F6])" office:value-type="string" office:string-value="=AVERAGE(B6:E6)" calcext:value-type="string">
            <text:p>=AVERAGE(B6:E6)</text:p>
          </table:table-cell>
          <table:table-cell office:value-type="string" calcext:value-type="string">
            <text:p>Rumus Average Tetap menghitung nilai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swa 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([.B7:.E7])" office:value-type="float" office:value="56" calcext:value-type="float">
            <text:p>56</text:p>
          </table:table-cell>
          <table:table-cell table:formula="of:=FORMULA([.F7])" office:value-type="string" office:string-value="=AVERAGE(B7:E7)" calcext:value-type="string">
            <text:p>=AVERAGE(B7:E7)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5" office:value-type="string" calcext:value-type="string">
            <text:p>Jika kita ingin mencari rata-rata nilai dengan mengabaikan nilai 0, dapat menggunakan AVERAGEIF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6" office:value-type="string" calcext:value-type="string">
            <text:p>Nama</text:p>
          </table:table-cell>
          <table:table-cell table:style-name="ce6" office:value-type="string" calcext:value-type="string">
            <text:p>Nilai 1</text:p>
          </table:table-cell>
          <table:table-cell table:style-name="ce6" office:value-type="string" calcext:value-type="string">
            <text:p>Nilai 2</text:p>
          </table:table-cell>
          <table:table-cell table:style-name="ce6" office:value-type="string" calcext:value-type="string">
            <text:p>Nilai 3</text:p>
          </table:table-cell>
          <table:table-cell table:style-name="ce6" office:value-type="string" calcext:value-type="string">
            <text:p>Nilai 4</text:p>
          </table:table-cell>
          <table:table-cell table:style-name="ce6" office:value-type="string" calcext:value-type="string">
            <text:p>Rata-rata</text:p>
          </table:table-cell>
          <table:table-cell table:style-name="ce6" office:value-type="string" calcext:value-type="string">
            <text:p>Rumus UMUM yang digunakan</text:p>
          </table:table-cell>
          <table:table-cell table:style-name="ce6" office:value-type="string" calcext:value-type="string">
            <text:p>Keterang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swa 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formula="of:=AVERAGEIF([.B12:.E12];&quot;&gt;0&quot;)" office:value-type="float" office:value="80" calcext:value-type="float">
            <text:p>80</text:p>
          </table:table-cell>
          <table:table-cell office:value-type="string" calcext:value-type="string">
            <text:p>=AVERAGEIF(B12:E12;"&gt;0"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swa 2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IF([.B13:.E13];&quot;&gt;0&quot;)" office:value-type="float" office:value="81.6666666666667" calcext:value-type="float">
            <text:p>81,6666666666667</text:p>
          </table:table-cell>
          <table:table-cell table:formula="of:=FORMULA([.F13])" office:value-type="string" office:string-value="=AVERAGEIF(B13:E13;&quot;&gt;0&quot;)" calcext:value-type="string">
            <text:p>=AVERAGEIF(B13:E13;"&gt;0")</text:p>
          </table:table-cell>
          <table:table-cell office:value-type="string" calcext:value-type="string">
            <text:p>Rumus Average mengabaikan Sel Koso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swa 3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AVERAGEIF([.B14:.E14];&quot;&gt;0&quot;)" office:value-type="float" office:value="81.6666666666667" calcext:value-type="float">
            <text:p>81,6666666666667</text:p>
          </table:table-cell>
          <table:table-cell table:formula="of:=FORMULA([.F14])" office:value-type="string" office:string-value="=AVERAGEIF(B14:E14;&quot;&gt;0&quot;)" calcext:value-type="string">
            <text:p>=AVERAGEIF(B14:E14;"&gt;0")</text:p>
          </table:table-cell>
          <table:table-cell office:value-type="string" calcext:value-type="string">
            <text:p>Rumus Average mengabaikan Nilai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swa 4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/>
          <table:table-cell table:formula="of:=AVERAGEIF([.B15:.E15];&quot;&gt;0&quot;)" office:value-type="float" office:value="84" calcext:value-type="float">
            <text:p>84</text:p>
          </table:table-cell>
          <table:table-cell table:formula="of:=FORMULA([.F15])" office:value-type="string" office:string-value="=AVERAGEIF(B15:E15;&quot;&gt;0&quot;)" calcext:value-type="string">
            <text:p>=AVERAGEIF(B15:E15;"&gt;0")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d" fo:country="ID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47:05.836561854</meta:creation-date>
    <dc:date>2018-03-15T21:02:04.967815501</dc:date>
    <meta:editing-duration>PT3M18S</meta:editing-duration>
    <meta:editing-cycles>1</meta:editing-cycles>
    <meta:document-statistic meta:table-count="1" meta:cell-count="74" meta:object-count="0"/>
    <meta:generator>LibreOffice/6.0.2.1$Linux_X86_64 LibreOffice_project/00m0$Build-1</meta:generator>
  </office:meta>
</office:document-meta>
</file>